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6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6_08-39-16_000.jpg</text:p>
          </table:table-cell>
          <table:table-cell table:style-name="ce14" office:value-type="string">
            <text:p>:m music / log / kb / || s.1:genr=res,video=prev-0605-1642,R=1;R=2,score=+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music / log / kb / || s.1:genr=res,video=prev-0605-1642,R=1;R=2,score=+">
            <text:p>:m music / log / kb / || s.1:genr=res,video=prev-0605-1642,R=1;R=2,score=+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6_10-33-2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6_12-24-1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6_13-28-45_000.jpg</text:p>
          </table:table-cell>
          <table:table-cell table:style-name="ce20" office:value-type="string">
            <text:p>:m RES 1*1 / free# JVEMV6 37#23_36 / 37. miscs of miscs / 23. CO2 / CO2-split;methods / plasma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RES 1*1 / free# JVEMV6 37#23_36 / 37. miscs of miscs / 23. CO2 / CO2-split;methods / plasma">
            <text:p>:m RES 1*1 / free# JVEMV6 37#23_36 / 37. miscs of miscs / 23. CO2 / CO2-split;methods / plasma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6_14-04-30_000.jpg</text:p>
          </table:table-cell>
          <table:table-cell table:style-name="ce15" office:value-type="string">
            <text:p>:m 食べた物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6_16-20-09_000.jpg</text:p>
          </table:table-cell>
          <table:table-cell table:style-name="ce16" office:value-type="string">
            <text:p>:m リスト / やることリスト / 掃除機；かける場所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リスト / やることリスト / 掃除機；かける場所">
            <text:p>:m リスト / やることリスト / 掃除機；かける場所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6_18-01-16_000.jpg</text:p>
          </table:table-cell>
          <table:table-cell table:style-name="ce17" office:value-type="string">
            <text:p>:m music / log / kb / || s.1:genr=res-N,chor=D;E;F#;C#,for=position-table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music / log / kb / || s.1:genr=res-N,chor=D;E;F#;C#,for=position-table">
            <text:p>:m music / log / kb / || s.1:genr=res-N,chor=D;E;F#;C#,for=position-tabl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6_20-38-08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7_06-34-0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7_08-37-43_000.jpg</text:p>
          </table:table-cell>
          <table:table-cell table:style-name="ce17" office:value-type="string">
            <text:p>:m music / log / kb / || s.1:genr=res-N:jazz,score=+,for=notes-write-out,file=06-06_08-26 || s.2:genr=et-N,key=C,chor=CM7,RH=arpeggio,LH=arpeggio,R=2,score=+</text:p>
          </table:table-cell>
          <table:table-cell table:style-name="ce16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music / log / kb / || s.1:genr=res-N:jazz,score=+,for=notes-write-out,file=06-06_08-26 || s.2:genr=et-N,key=C,chor=CM7,RH=arpeggio,LH=arpeggio,R=2,score=+">
            <text:p>:m music / log / kb / || s.1:genr=res-N:jazz,score=+,for=notes-write-out,file=06-06_08-26 || s.2:genr=et-N,key=C,chor=CM7,RH=arpeggio,LH=arpeggio,R=2,score=+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7_08-38-38_000.jpg</text:p>
          </table:table-cell>
          <table:table-cell table:style-name="ce17" office:value-type="string">
            <text:p>:m :lets / FX / prog / 仕組みを作りあげよう；臨床医のように</text:p>
          </table:table-cell>
          <table:table-cell table:style-name="ce17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:lets / FX / prog / 仕組みを作りあげよう；臨床医のように">
            <text:p>:m :lets / FX / prog / 仕組みを作りあげよう；臨床医のように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7_08-39-26_000.jpg</text:p>
          </table:table-cell>
          <table:table-cell table:style-name="ce17" office:value-type="string">
            <text:p>:m steps / 翻訳アプリ / 操作手順；韓日・日韓翻訳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steps / 翻訳アプリ / 操作手順；韓日・日韓翻訳">
            <text:p>:m steps / 翻訳アプリ / 操作手順；韓日・日韓翻訳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7_10-02-18_000.jpg</text:p>
          </table:table-cell>
          <table:table-cell table:style-name="ce17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6_08-26-19_000.mp4</text:p>
          </table:table-cell>
          <table:table-cell table:style-name="ce15" office:value-type="string">
            <text:p>:VIDEO / @自宅 / メモ / kb,keyboard / 演奏、play / k-2020-0606-1 / genr=et;jazz,chor=F,RH=melody,LH=grip,video=2020-06-05_16-42,for=more-octaves,file=2020-06-05_16-42-38_000.mp4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kb,keyboard / 演奏、play / k-2020-0606-1 / genr=et;jazz,chor=F,RH=melody,LH=grip,video=2020-06-05_16-42,for=more-octaves,file=2020-06-05_16-42-38_000.mp4">
            <text:p>:VIDEO / @自宅 / メモ / kb,keyboard / 演奏、play / k-2020-0606-1 / genr=et;jazz,chor=F,RH=melody,LH=grip,video=2020-06-05_16-42,for=more-octaves,file=2020-06-05_16-42-38_000.mp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6_08-37-46_000.mp4</text:p>
          </table:table-cell>
          <table:table-cell table:style-name="ce23" office:value-type="string">
            <text:p><text:span text:style-name="T1">:VIDEO / @</text:span><text:span text:style-name="T1">自宅 </text:span><text:span text:style-name="T1">/ </text:span><text:span text:style-name="T1">メモ </text:span><text:span text:style-name="T1">/ kb,keyboard / </text:span><text:span text:style-name="T1">演奏、</text:span><text:span text:style-name="T1">play / k-2020-0606-2 / genr=et;jazz,chor=F,RH=melody,LH=grip,video=2020-06-05_16-42,other=continued-from-R.1,score=+,for=more-octaves,file=2020-06-05_16-42-38_000.mp4</text:span>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kb,keyboard / 演奏、play / k-2020-0606-2 / genr=et;jazz,chor=F,RH=melody,LH=grip,video=2020-06-05_16-42,other=continued-from-R.1,score=+,for=more-octaves,file=2020-06-05_16-42-38_000.mp4">
            <text:p>:VIDEO / @自宅 / メモ / kb,keyboard / 演奏、play / k-2020-0606-2 / genr=et;jazz,chor=F,RH=melody,LH=grip,video=2020-06-05_16-42,other=continued-from-R.1,score=+,for=more-octaves,file=2020-06-05_16-42-38_000.mp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6_10-15-24_000.mp4</text:p>
          </table:table-cell>
          <table:table-cell table:style-name="ce6" office:value-type="string">
            <text:p>:VIDEO / @自宅 / メモ / kb,keyboard / 演奏、play / k-2020-0606-3 / key=C,RH=melody,LH=1-note-base,cp=C-D-Am(Ⅰ-Ⅱ-Ⅵm)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kb,keyboard / 演奏、play / k-2020-0606-3 / key=C,RH=melody,LH=1-note-base,cp=C-D-Am(Ⅰ-Ⅱ-Ⅵm)">
            <text:p>:VIDEO / @自宅 / メモ / kb,keyboard / 演奏、play / k-2020-0606-3 / key=C,RH=melody,LH=1-note-base,cp=C-D-Am(Ⅰ-Ⅱ-Ⅵm)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6_12-02-37_000.mp4</text:p>
          </table:table-cell>
          <table:table-cell table:style-name="ce6" office:value-type="string">
            <text:p>:VIDEO / @自宅 / メモ / kb,keyboard / 演奏、play / k-2020-0606-4 / genr=f-prev,key=Am,RH=melody,LH=grip:2-notes,other=Re+,cp=C-Dm-C-Am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宅 / メモ / kb,keyboard / 演奏、play / k-2020-0606-4 / genr=f-prev,key=Am,RH=melody,LH=grip:2-notes,other=Re+,cp=C-Dm-C-Am">
            <text:p>:VIDEO / @自宅 / メモ / kb,keyboard / 演奏、play / k-2020-0606-4 / genr=f-prev,key=Am,RH=melody,LH=grip:2-notes,other=Re+,cp=C-Dm-C-A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6_12-17-00_000.mp4</text:p>
          </table:table-cell>
          <table:table-cell table:style-name="ce6" office:value-type="string">
            <text:p>:VIDEO / @自宅 / メモ / kb,keyboard / 演奏、play / k-2020-0606-5 / genr=et-N,RH=melody,LH=arpeggio,other=LR-different-rythm,for=arpeggio;major-seven;voicing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VIDEO / @自宅 / メモ / kb,keyboard / 演奏、play / k-2020-0606-5 / genr=et-N,RH=melody,LH=arpeggio,other=LR-different-rythm,for=arpeggio;major-seven;voicing">
            <text:p>:VIDEO / @自宅 / メモ / kb,keyboard / 演奏、play / k-2020-0606-5 / genr=et-N,RH=melody,LH=arpeggio,other=LR-different-rythm,for=arpeggio;major-seven;voicing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6_17-58-24_000.mp4</text:p>
          </table:table-cell>
          <table:table-cell table:style-name="ce6" office:value-type="string">
            <text:p>:VIDEO / @自宅 / メモ / kb,keyboard / 演奏、play / k-2020-0606-6 / genr=et-N,key=E,chor=E;F#;C#m,RH=grip+fill-in,LH=grip,for=in-different-key,cp=1-2-6m(3-4-1m)</text:p>
          </table:table-cell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string" office:string-value=":VIDEO / @自宅 / メモ / kb,keyboard / 演奏、play / k-2020-0606-6 / genr=et-N,key=E,chor=E;F#;C#m,RH=grip+fill-in,LH=grip,for=in-different-key,cp=1-2-6m(3-4-1m)">
            <text:p>:VIDEO / @自宅 / メモ / kb,keyboard / 演奏、play / k-2020-0606-6 / genr=et-N,key=E,chor=E;F#;C#m,RH=grip+fill-in,LH=grip,for=in-different-key,cp=1-2-6m(3-4-1m)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6_19-17-00_000.mp4</text:p>
          </table:table-cell>
          <table:table-cell table:style-name="ce6" office:value-type="string">
            <text:p>:VIDEO / @自宅 / メモ / kb,keyboard / 演奏、play / k-2020-0606-7 / genr=f-N,sc=omit-2-6,key=D,RH=melody,LH=arpeggio,other=re+,tempo=90,for=music-found</text:p>
          </table:table-cell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string" office:string-value=":VIDEO / @自宅 / メモ / kb,keyboard / 演奏、play / k-2020-0606-7 / genr=f-N,sc=omit-2-6,key=D,RH=melody,LH=arpeggio,other=re+,tempo=90,for=music-found">
            <text:p>:VIDEO / @自宅 / メモ / kb,keyboard / 演奏、play / k-2020-0606-7 / genr=f-N,sc=omit-2-6,key=D,RH=melody,LH=arpeggio,other=re+,tempo=90,for=music-found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6_19-26-06_000.mp4</text:p>
          </table:table-cell>
          <table:table-cell table:style-name="ce6" office:value-type="string">
            <text:p>:VIDEO / @自宅 / メモ / kb,keyboard / 演奏、play / k-2020-0606-8 / genr=et-N,key=C,chor=Cm7,RH=arpeggio,LH=grip-2-notes,other=5-lets,tempo=60,for=hand-movement</text:p>
          </table:table-cell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string" office:string-value=":VIDEO / @自宅 / メモ / kb,keyboard / 演奏、play / k-2020-0606-8 / genr=et-N,key=C,chor=Cm7,RH=arpeggio,LH=grip-2-notes,other=5-lets,tempo=60,for=hand-movement">
            <text:p>:VIDEO / @自宅 / メモ / kb,keyboard / 演奏、play / k-2020-0606-8 / genr=et-N,key=C,chor=Cm7,RH=arpeggio,LH=grip-2-notes,other=5-lets,tempo=60,for=hand-movement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6_19-30-38_000.mp4</text:p>
          </table:table-cell>
          <table:table-cell table:style-name="ce6" office:value-type="string">
            <text:p>:VIDEO / @自宅 / メモ / kb,keyboard / 演奏、play / k-2020-0606-9 / genr=et-N,key=C,RH=melody,LH=grip,note=3+-8-7-8-7-5-3,for=high-notes</text:p>
          </table:table-cell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string" office:string-value=":VIDEO / @自宅 / メモ / kb,keyboard / 演奏、play / k-2020-0606-9 / genr=et-N,key=C,RH=melody,LH=grip,note=3+-8-7-8-7-5-3,for=high-notes">
            <text:p>:VIDEO / @自宅 / メモ / kb,keyboard / 演奏、play / k-2020-0606-9 / genr=et-N,key=C,RH=melody,LH=grip,note=3+-8-7-8-7-5-3,for=high-notes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7_07-59-25_000.mp4</text:p>
          </table:table-cell>
          <table:table-cell table:style-name="ce6" office:value-type="string">
            <text:p>:VIDEO / @自宅 / メモ / kb,keyboard / 演奏、play / k-2020-0606-10 / genr=et-prev:jazz,chor=F,RH=melody,LH=baseline-1-note,other=re+,tempo=90,memo=+,for=multi-octave-range,file=2020-06-06_08-26</text:p>
          </table:table-cell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string" office:string-value=":VIDEO / @自宅 / メモ / kb,keyboard / 演奏、play / k-2020-0606-10 / genr=et-prev:jazz,chor=F,RH=melody,LH=baseline-1-note,other=re+,tempo=90,memo=+,for=multi-octave-range,file=2020-06-06_08-26">
            <text:p>:VIDEO / @自宅 / メモ / kb,keyboard / 演奏、play / k-2020-0606-10 / genr=et-prev:jazz,chor=F,RH=melody,LH=baseline-1-note,other=re+,tempo=90,memo=+,for=multi-octave-range,file=2020-06-06_08-2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7_08-22-02_000.mp4</text:p>
          </table:table-cell>
          <table:table-cell table:style-name="ce6" office:value-type="string">
            <text:p>:VIDEO / @自宅 / メモ / kb,keyboard / 演奏、play / k-2020-0606-11 / genr=et-N,key=C,chor=CM7,LH=arpeggio,BH=grip+arpeggio,memo=+,for=arpeggio</text:p>
          </table:table-cell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string" office:string-value=":VIDEO / @自宅 / メモ / kb,keyboard / 演奏、play / k-2020-0606-11 / genr=et-N,key=C,chor=CM7,LH=arpeggio,BH=grip+arpeggio,memo=+,for=arpeggio">
            <text:p>:VIDEO / @自宅 / メモ / kb,keyboard / 演奏、play / k-2020-0606-11 / genr=et-N,key=C,chor=CM7,LH=arpeggio,BH=grip+arpeggio,memo=+,for=arpegg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07_08-34-43_000.mp4</text:p>
          </table:table-cell>
          <table:table-cell table:style-name="ce6" office:value-type="string">
            <text:p>:VIDEO / @自宅 / メモ / kb,keyboard / 演奏、play / k-2020-0606-12 / genr=res-N,chor=Cm7,RH=grip-2-notes,LH=grip,note=1-2-5,other=Cm7+power-code,tempo=60,for=voicing</text:p>
          </table:table-cell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string" office:string-value=":VIDEO / @自宅 / メモ / kb,keyboard / 演奏、play / k-2020-0606-12 / genr=res-N,chor=Cm7,RH=grip-2-notes,LH=grip,note=1-2-5,other=Cm7+power-code,tempo=60,for=voicing">
            <text:p>:VIDEO / @自宅 / メモ / kb,keyboard / 演奏、play / k-2020-0606-12 / genr=res-N,chor=Cm7,RH=grip-2-notes,LH=grip,note=1-2-5,other=Cm7+power-code,tempo=60,for=voicing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25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2020/06/07</text:date>, <text:time>13:0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7T13:08:52.59</dc:date>
    <dc:creator>iwabuchi ken</dc:creator>
    <meta:editing-duration>P21DT20H5M52S</meta:editing-duration>
    <meta:editing-cycles>8476</meta:editing-cycles>
    <meta:document-statistic meta:table-count="1" meta:cell-count="441" meta:object-count="0"/>
  </office:meta>
</office:document-meta>
</file>